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jkstra_small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total_number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26485327" calcext:value-type="float">
            <text:p>26485327</text:p>
          </table:table-cell>
          <table:table-cell office:value-type="string" calcext:value-type="string">
            <text:p>28.78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6383433" calcext:value-type="float">
            <text:p>6383433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uncond</text:p>
          </table:table-cell>
          <table:table-cell office:value-type="float" office:value="5382775" calcext:value-type="float">
            <text:p>5382775</text:p>
          </table:table-cell>
          <table:table-cell office:value-type="string" calcext:value-type="string">
            <text:p>5.85</text:p>
          </table:table-cell>
        </table:table-row>
        <table:table-row table:style-name="ro1">
          <table:table-cell office:value-type="string" calcext:value-type="string">
            <text:p>cond</text:p>
          </table:table-cell>
          <table:table-cell office:value-type="float" office:value="9396219" calcext:value-type="float">
            <text:p>9396219</text:p>
          </table:table-cell>
          <table:table-cell office:value-type="string" calcext:value-type="string">
            <text:p>10.2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44369706" calcext:value-type="float">
            <text:p>44369706</text:p>
          </table:table-cell>
          <table:table-cell office:value-type="string" calcext:value-type="string">
            <text:p>48.22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0.00</text:p>
          </table:table-cell>
        </table:table-row>
      </table:table>
      <table:table table:name="Dijkstra_larg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total_number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28580819" calcext:value-type="float">
            <text:p>128580819</text:p>
          </table:table-cell>
          <table:table-cell office:value-type="string" calcext:value-type="string">
            <text:p>29.03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9836878" calcext:value-type="float">
            <text:p>29836878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uncond</text:p>
          </table:table-cell>
          <table:table-cell office:value-type="float" office:value="25978988" calcext:value-type="float">
            <text:p>25978988</text:p>
          </table:table-cell>
          <table:table-cell office:value-type="string" calcext:value-type="string">
            <text:p>5.86</text:p>
          </table:table-cell>
        </table:table-row>
        <table:table-row table:style-name="ro1">
          <table:table-cell office:value-type="string" calcext:value-type="string">
            <text:p>cond</text:p>
          </table:table-cell>
          <table:table-cell office:value-type="float" office:value="43120904" calcext:value-type="float">
            <text:p>43120904</text:p>
          </table:table-cell>
          <table:table-cell office:value-type="string" calcext:value-type="string">
            <text:p>9.73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215452006" calcext:value-type="float">
            <text:p>215452006</text:p>
          </table:table-cell>
          <table:table-cell office:value-type="string" calcext:value-type="string">
            <text:p>48.6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0.00</text:p>
          </table:table-cell>
        </table:table-row>
      </table:table>
      <table:table table:name="bf.ss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total_number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8.12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45.61</text:p>
          </table:table-cell>
        </table:table-row>
        <table:table-row table:style-name="ro1">
          <table:table-cell office:value-type="string" calcext:value-type="string">
            <text:p>uncon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.18</text:p>
          </table:table-cell>
        </table:table-row>
        <table:table-row table:style-name="ro1">
          <table:table-cell office:value-type="string" calcext:value-type="string">
            <text:p>cond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11.37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32.62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6:36:48.576018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6:28:59.610663131</meta:creation-date>
    <meta:generator>LibreOffice/6.0.7.3$Linux_X86_64 LibreOffice_project/00m0$Build-3</meta:generator>
    <dc:date>2020-02-13T16:39:38.103363729</dc:date>
    <meta:editing-duration>PT8M37S</meta:editing-duration>
    <meta:editing-cycles>2</meta:editing-cycles>
    <meta:document-statistic meta:table-count="3" meta:cell-count="69" meta:object-count="0"/>
  </office:meta>
</office:document-meta>
</file>